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f2dd" officeooo:paragraph-rsid="0013f2dd"/>
    </style:style>
    <style:style style:name="P2" style:family="paragraph" style:parent-style-name="Standard">
      <style:text-properties fo:language="en" fo:country="US" officeooo:rsid="0013f2dd" officeooo:paragraph-rsid="0016ceba"/>
    </style:style>
    <style:style style:name="P3" style:family="paragraph" style:parent-style-name="Standard">
      <style:text-properties fo:language="en" fo:country="US" officeooo:rsid="0013f2dd" officeooo:paragraph-rsid="0019fea1"/>
    </style:style>
    <style:style style:name="P4" style:family="paragraph" style:parent-style-name="Standard">
      <style:text-properties fo:language="en" fo:country="US" officeooo:rsid="0013f2dd" officeooo:paragraph-rsid="001c3aec"/>
    </style:style>
    <style:style style:name="P5" style:family="paragraph" style:parent-style-name="Standard">
      <style:text-properties fo:language="en" fo:country="US" officeooo:rsid="0016ceba" officeooo:paragraph-rsid="0016ceba"/>
    </style:style>
    <style:style style:name="P6" style:family="paragraph" style:parent-style-name="Standard">
      <style:text-properties fo:language="en" fo:country="US" officeooo:rsid="0019fea1" officeooo:paragraph-rsid="0019fea1"/>
    </style:style>
    <style:style style:name="P7" style:family="paragraph" style:parent-style-name="Standard">
      <style:text-properties fo:language="en" fo:country="US" officeooo:rsid="0019fea1" officeooo:paragraph-rsid="001a582e"/>
    </style:style>
    <style:style style:name="P8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6ceba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9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9fea1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10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c3aec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11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normal" fo:font-weight="normal" officeooo:rsid="0013f2dd" officeooo:paragraph-rsid="0019fea1" style:font-size-asian="10pt" style:language-asian="fr" style:country-asian="FR" style:font-style-asian="normal" style:font-weight-asian="normal" style:font-size-complex="10pt" style:language-complex="ar" style:country-complex="SA" style:font-style-complex="normal"/>
    </style:style>
    <style:style style:name="P12" style:family="paragraph" style:parent-style-name="Standard">
      <style:text-properties officeooo:paragraph-rsid="0016ceba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US" officeooo:rsid="0013f2dd" officeooo:paragraph-rsid="0016ceba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en" fo:country="US" officeooo:rsid="0013f2dd" officeooo:paragraph-rsid="001c3aec"/>
    </style:style>
    <style:style style:name="P15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6ceba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6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9fea1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7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c3aec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c3aec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officeooo:paragraph-rsid="0016ceba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1" style:family="text">
      <style:text-properties officeooo:rsid="0019fea1"/>
    </style:style>
    <style:style style:name="T2" style:family="text">
      <style:text-properties officeooo:rsid="0013f2dd"/>
    </style:style>
    <style:style style:name="T3" style:family="text">
      <style:text-properties officeooo:rsid="001a582e"/>
    </style:style>
    <style:style style:name="T4" style:family="text">
      <style:text-properties officeooo:rsid="001c3aec"/>
    </style:style>
    <style:style style:name="T5" style:family="text">
      <style:text-properties officeooo:rsid="001eda46"/>
    </style:style>
    <style:style style:name="T6" style:family="text">
      <style:text-properties fo:font-variant="normal" fo:text-transform="none" fo:color="#252525" style:font-name="sans-serif" fo:font-size="8pt" fo:letter-spacing="normal" fo:language="en" fo:country="US" fo:font-style="italic" fo:font-weight="normal" officeooo:rsid="0013f2dd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7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questionnaire</text:p>
      <text:p text:style-name="P5"/>
      <text:p text:style-name="P5">Questions related to the comprehension of the dialogue.</text:p>
      <text:p text:style-name="P5"/>
      <text:p text:style-name="P6">[OTHER]</text:p>
      <text:p text:style-name="P1"/>
      <text:p text:style-name="P12">1. Speaker A takes the preferences of the other speaker into account in choosing a restaurant. </text:p>
      <text:p text:style-name="P2"/>
      <text:p text:style-name="P15">Strongly disagree <text:tab/>Disagree <text:s text:c="5"/>Neither agree nor disagree<text:tab/> Agree<text:tab/> <text:s text:c="4"/>Strongly agree</text:p>
      <text:p text:style-name="P2"/>
      <text:p text:style-name="P3">2. Speaker A only considers his own preferences in choosing a restaurant. </text:p>
      <text:p text:style-name="P3"/>
      <text:p text:style-name="P16">Strongly disagree <text:tab/>Disagree <text:s text:c="5"/>Neither agree nor disagree<text:tab/> Agree<text:tab/> <text:s text:c="4"/>Strongly agree</text:p>
      <text:p text:style-name="P3"/>
      <text:p text:style-name="P11"><text:span text:style-name="T1">3. </text:span>Speaker B <text:span text:style-name="T1">t</text:span>akes the preferences of the other speaker into account in choosing a restaurant. </text:p>
      <text:p text:style-name="P3"/>
      <text:p text:style-name="P15">Strongly disagree <text:tab/>Disagree <text:s text:c="5"/>Neither agree nor disagree<text:tab/> Agree<text:tab/> <text:s text:c="4"/>Strongly agree</text:p>
      <text:p text:style-name="P3"/>
      <text:p text:style-name="P3"><text:span text:style-name="T1">4. </text:span>Speaker B only considers his own preferences in choosing a restaurant. </text:p>
      <text:p text:style-name="P9"/>
      <text:p text:style-name="P16">Strongly disagree <text:tab/>Disagree <text:s text:c="5"/>Neither agree nor disagree<text:tab/> Agree<text:tab/> <text:s text:c="4"/>Strongly agree</text:p>
      <text:p text:style-name="P9"/>
      <text:p text:style-name="P6">[DEMANDING]<text:span text:style-name="T2"><text:line-break/></text:span></text:p>
      <text:p text:style-name="P2"><text:span text:style-name="T4">5</text:span>. Speaker A is demanding concerning the choice of the restaurant. <text:bookmark text:name="__DdeLink__1368_334256028"/></text:p>
      <text:p text:style-name="P2"/>
      <text:p text:style-name="P15">Strongly disagree <text:tab/>Disagree <text:s text:c="5"/>Neither agree nor disagree<text:tab/> Agree<text:tab/> <text:s text:c="4"/>Strongly agree</text:p>
      <text:p text:style-name="P2"/>
      <text:p text:style-name="P2"><text:span text:style-name="T4">6</text:span>. Speaker <text:s/><text:span text:style-name="T4">A </text:span>is flexible in his choice of the restaurant. </text:p>
      <text:p text:style-name="P2"/>
      <text:p text:style-name="P15">Strongly disagree <text:tab/>Disagree <text:s text:c="5"/>Neither agree nor disagree<text:tab/> Agree<text:tab/> <text:s text:c="4"/>Strongly agree</text:p>
      <text:p text:style-name="P15"/>
      <text:p text:style-name="P4"><text:span text:style-name="T4">7</text:span>. Speaker <text:span text:style-name="T4">B</text:span> is demanding concerning the choice of the restaurant. <text:bookmark text:name="__DdeLink__1368_3342560281"/></text:p>
      <text:p text:style-name="P4"/>
      <text:p text:style-name="P17">Strongly disagree <text:tab/>Disagree <text:s text:c="5"/>Neither agree nor disagree<text:tab/> Agree<text:tab/> <text:s text:c="4"/>Strongly agree</text:p>
      <text:p text:style-name="P10"/>
      <text:p text:style-name="P4"><text:span text:style-name="T5">8</text:span>. Speaker <text:s/>B is flexible in his choice of the restaurant. </text:p>
      <text:p text:style-name="P4"/>
      <text:p text:style-name="P17">Strongly disagree <text:tab/>Disagree <text:s text:c="5"/>Neither agree nor disagree<text:tab/> Agree<text:tab/> <text:s text:c="4"/>Strongly agree</text:p>
      <text:p text:style-name="P7"/>
      <text:p text:style-name="P7">[<text:span text:style-name="T3">FLOW</text:span>]</text:p>
      <text:p text:style-name="P7"/>
      <text:p text:style-name="P2"><text:span text:style-name="T5">9</text:span>. Speaker A leads the dialogue. </text:p>
      <text:p text:style-name="P2"/>
      <text:p text:style-name="P15">Strongly disagree <text:tab/>Disagree <text:s text:c="5"/>Neither agree nor disagree<text:tab/> Agree<text:tab/> <text:s text:c="4"/>Strongly agree</text:p>
      <text:p text:style-name="P8"/>
      <text:p text:style-name="P4"><text:span text:style-name="T5">10</text:span>. Speaker <text:span text:style-name="T4">A</text:span> is being guided by the other speaker during the dialogue. </text:p>
      <text:p text:style-name="P14"/>
      <text:p text:style-name="P18">Strongly disagree <text:tab/>Disagree <text:s text:c="5"/>Neither agree nor disagree<text:tab/> Agree<text:tab/> <text:s text:c="4"/>Strongly agree</text:p>
      <text:p text:style-name="P2"/>
      <text:p text:style-name="P4"><text:span text:style-name="T5">11</text:span>. Speaker A leads the dialogue. </text:p>
      <text:p text:style-name="P4"/>
      <text:p text:style-name="P17">Strongly disagree <text:tab/>Disagree <text:s text:c="5"/>Neither agree nor disagree<text:tab/> Agree<text:tab/> <text:s text:c="4"/>Strongly agree</text:p>
      <text:p text:style-name="P10"/>
      <text:p text:style-name="P10"/>
      <text:p text:style-name="P2"><text:span text:style-name="T5">12</text:span>. Speaker B is being guided by the other speaker during the dialogue. </text:p>
      <text:p text:style-name="P13"/>
      <text:p text:style-name="P19">Strongly disagree <text:tab/>Disagree <text:s text:c="5"/>Neither agree nor disagree<text:tab/> Agree<text:tab/> <text:s text:c="4"/>Strongly ag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46:46.781710798</meta:creation-date>
    <dc:date>2016-07-07T09:08:17.420485334</dc:date>
    <meta:editing-duration>PT12M36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271" meta:character-count="1932" meta:non-whitespace-character-count="1531"/>
  </office:meta>
</office:document-meta>
</file>